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cinco</text:span></text:span><text:span text:style-name="Fuente_20_de_20_párrafo_20_predeter."><text:span text:style-name="T14"> </text:span></text:span><text:span text:style-name="Fuente_20_de_20_párrafo_20_predeter."><text:span text:style-name="T16">(0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NALISTA DE ADMINISTRACIÓN AUXILIAR II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ROXIRY NORELIS MONTILLA LOP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7916151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COMUNICACION COORPORATIVA (Por la Unidad Usuaria), ROCIO JOSEFINA TOUSSAINT MUJIC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5883022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 I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cinco </text:span></text:span><text:span text:style-name="Fuente_20_de_20_párrafo_20_predeter."><text:span text:style-name="T20">(05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MOBILIARIO Y EQUIPOS DE OFICINA-PLASTIFICADORA DE CARNET HASTA EXTRAOFICIO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PRODUCTOS PLASTICOS-LÃMINAS PARA PLASTIFICAR TAMAÃO CART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MULTISERVICIOS LA MARC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cinco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NALISTA DE ADMINISTRACIÓN AUXILIAR II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ROXIRY NORELIS MONTILLA LOPEZ</text:p>
            <text:p text:style-name="P12">COORDINADOR DE COMUNICACION COORPORATIVA</text:p>
          </table:table-cell>
          <table:table-cell table:style-name="Tabla1.A1" office:value-type="string">
            <text:p text:style-name="P12">Control Previo</text:p>
            <text:p text:style-name="P12">ROCIO JOSEFINA TOUSSAINT MUJICA</text:p>
            <text:p text:style-name="P12">AUDITOR FISCAL  I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